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53cm"/>
    </style:style>
    <style:style style:name="co3" style:family="table-column">
      <style:table-column-properties fo:break-before="auto" style:column-width="5.803cm"/>
    </style:style>
    <style:style style:name="co4" style:family="table-column">
      <style:table-column-properties fo:break-before="auto" style:column-width="4.108cm"/>
    </style:style>
    <style:style style:name="co5" style:family="table-column">
      <style:table-column-properties fo:break-before="auto" style:column-width="8.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5.6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asian="WenQuanYi Micro Hei" style:font-name-complex="Lohit Hindi"/>
    </style:style>
    <style:style style:name="ce4" style:family="table-cell" style:parent-style-name="Default">
      <style:table-cell-properties style:vertical-align="top"/>
    </style:style>
  </office:automatic-styles>
  <office:body>
    <office:spreadsheet>
      <table:table table:name="LifeInsuranceFiel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Field</text:p>
          </table:table-cell>
          <table:table-cell office:value-type="string">
            <text:p>Value Range/Type</text:p>
          </table:table-cell>
        </table:table-row>
        <table:table-row table:style-name="ro1">
          <table:table-cell/>
          <table:table-cell office:value-type="string">
            <text:p>dob_day</text:p>
          </table:table-cell>
          <table:table-cell table:style-name="ce2" office:value-type="string">
            <text:p>01 – 31</text:p>
          </table:table-cell>
        </table:table-row>
        <table:table-row table:style-name="ro1">
          <table:table-cell/>
          <table:table-cell office:value-type="string">
            <text:p>dob_month</text:p>
          </table:table-cell>
          <table:table-cell office:value-type="string">
            <text:p>January – December</text:p>
          </table:table-cell>
        </table:table-row>
        <table:table-row table:style-name="ro1">
          <table:table-cell/>
          <table:table-cell office:value-type="string">
            <text:p>dob_year</text:p>
          </table:table-cell>
          <table:table-cell office:value-type="string">
            <text:p>1935 – 1992</text:p>
          </table:table-cell>
        </table:table-row>
        <table:table-row table:style-name="ro1">
          <table:table-cell/>
          <table:table-cell office:value-type="string">
            <text:p>height</text:p>
          </table:table-cell>
          <table:table-cell office:value-type="string">
            <text:p>4' 0” - 7' 11”</text:p>
          </table:table-cell>
        </table:table-row>
        <table:table-row table:style-name="ro1">
          <table:table-cell/>
          <table:table-cell office:value-type="string">
            <text:p>weight</text:p>
          </table:table-cell>
          <table:table-cell office:value-type="string">
            <text:p>type text Note: this accepts letters</text:p>
          </table:table-cell>
        </table:table-row>
        <table:table-row table:style-name="ro1">
          <table:table-cell/>
          <table:table-cell office:value-type="string">
            <text:p>gender</text:p>
          </table:table-cell>
          <table:table-cell office:value-type="string">
            <text:p>MALE – FEMALE</text:p>
          </table:table-cell>
        </table:table-row>
        <table:table-row table:style-name="ro1">
          <table:table-cell/>
          <table:table-cell office:value-type="string">
            <text:p>Existingconditionstoggle</text:p>
          </table:table-cell>
          <table:table-cell office:value-type="string">
            <text:p>yes - no</text:p>
          </table:table-cell>
        </table:table-row>
        <table:table-row table:style-name="ro1">
          <table:table-cell/>
          <table:table-cell office:value-type="string">
            <text:p>termlength</text:p>
          </table:table-cell>
          <table:table-cell table:style-name="ce3" office:value-type="string">
            <text:p>Whole, 10, 15, 20, 25, 30</text:p>
          </table:table-cell>
        </table:table-row>
        <table:table-row table:style-name="ro1">
          <table:table-cell/>
          <table:table-cell office:value-type="string">
            <text:p>coverageamount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table:number-columns-repeated="2"/>
          <table:table-cell office:value-type="float" office:value="50000">
            <text:p>50000</text:p>
          </table:table-cell>
        </table:table-row>
        <table:table-row table:style-name="ro1">
          <table:table-cell table:number-columns-repeated="2"/>
          <table:table-cell office:value-type="float" office:value="100000">
            <text:p>100000</text:p>
          </table:table-cell>
        </table:table-row>
        <table:table-row table:style-name="ro1">
          <table:table-cell table:number-columns-repeated="2"/>
          <table:table-cell office:value-type="float" office:value="150000">
            <text:p>150000</text:p>
          </table:table-cell>
        </table:table-row>
        <table:table-row table:style-name="ro1">
          <table:table-cell table:number-columns-repeated="2"/>
          <table:table-cell office:value-type="float" office:value="200000">
            <text:p>200000</text:p>
          </table:table-cell>
        </table:table-row>
        <table:table-row table:style-name="ro1">
          <table:table-cell table:number-columns-repeated="2"/>
          <table:table-cell office:value-type="float" office:value="250000">
            <text:p>250000</text:p>
          </table:table-cell>
        </table:table-row>
        <table:table-row table:style-name="ro1">
          <table:table-cell table:number-columns-repeated="2"/>
          <table:table-cell office:value-type="float" office:value="300000">
            <text:p>300000</text:p>
          </table:table-cell>
        </table:table-row>
        <table:table-row table:style-name="ro1">
          <table:table-cell table:number-columns-repeated="2"/>
          <table:table-cell office:value-type="float" office:value="350000">
            <text:p>350000</text:p>
          </table:table-cell>
        </table:table-row>
        <table:table-row table:style-name="ro1">
          <table:table-cell table:number-columns-repeated="2"/>
          <table:table-cell office:value-type="float" office:value="400000">
            <text:p>400000</text:p>
          </table:table-cell>
        </table:table-row>
        <table:table-row table:style-name="ro1">
          <table:table-cell table:number-columns-repeated="2"/>
          <table:table-cell office:value-type="float" office:value="450000">
            <text:p>450000</text:p>
          </table:table-cell>
        </table:table-row>
        <table:table-row table:style-name="ro1">
          <table:table-cell table:number-columns-repeated="2"/>
          <table:table-cell office:value-type="float" office:value="500000">
            <text:p>500000</text:p>
          </table:table-cell>
        </table:table-row>
        <table:table-row table:style-name="ro1">
          <table:table-cell table:number-columns-repeated="2"/>
          <table:table-cell office:value-type="float" office:value="550000">
            <text:p>550000</text:p>
          </table:table-cell>
        </table:table-row>
        <table:table-row table:style-name="ro1">
          <table:table-cell table:number-columns-repeated="2"/>
          <table:table-cell office:value-type="float" office:value="600000">
            <text:p>600000</text:p>
          </table:table-cell>
        </table:table-row>
        <table:table-row table:style-name="ro1">
          <table:table-cell table:number-columns-repeated="2"/>
          <table:table-cell office:value-type="float" office:value="650000">
            <text:p>650000</text:p>
          </table:table-cell>
        </table:table-row>
        <table:table-row table:style-name="ro1">
          <table:table-cell table:number-columns-repeated="2"/>
          <table:table-cell office:value-type="float" office:value="700000">
            <text:p>700000</text:p>
          </table:table-cell>
        </table:table-row>
        <table:table-row table:style-name="ro1">
          <table:table-cell table:number-columns-repeated="2"/>
          <table:table-cell office:value-type="float" office:value="750000">
            <text:p>750000</text:p>
          </table:table-cell>
        </table:table-row>
        <table:table-row table:style-name="ro1">
          <table:table-cell table:number-columns-repeated="2"/>
          <table:table-cell office:value-type="float" office:value="800000">
            <text:p>800000</text:p>
          </table:table-cell>
        </table:table-row>
        <table:table-row table:style-name="ro1">
          <table:table-cell table:number-columns-repeated="2"/>
          <table:table-cell office:value-type="float" office:value="850000">
            <text:p>850000</text:p>
          </table:table-cell>
        </table:table-row>
        <table:table-row table:style-name="ro1">
          <table:table-cell table:number-columns-repeated="2"/>
          <table:table-cell office:value-type="float" office:value="900000">
            <text:p>900000</text:p>
          </table:table-cell>
        </table:table-row>
        <table:table-row table:style-name="ro1">
          <table:table-cell table:number-columns-repeated="2"/>
          <table:table-cell office:value-type="float" office:value="950000">
            <text:p>950000</text:p>
          </table:table-cell>
        </table:table-row>
        <table:table-row table:style-name="ro1">
          <table:table-cell table:number-columns-repeated="2"/>
          <table:table-cell office:value-type="float" office:value="1000000">
            <text:p>1000000</text:p>
          </table:table-cell>
        </table:table-row>
        <table:table-row table:style-name="ro1">
          <table:table-cell table:number-columns-repeated="2"/>
          <table:table-cell office:value-type="float" office:value="1500000">
            <text:p>1500000</text:p>
          </table:table-cell>
        </table:table-row>
        <table:table-row table:style-name="ro1">
          <table:table-cell table:number-columns-repeated="2"/>
          <table:table-cell office:value-type="float" office:value="2000000">
            <text:p>2000000</text:p>
          </table:table-cell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type text</text:p>
          </table:table-cell>
        </table:table-row>
        <table:table-row table:style-name="ro1">
          <table:table-cell/>
          <table:table-cell office:value-type="string">
            <text:p>lastname</text:p>
          </table:table-cell>
          <table:table-cell office:value-type="string">
            <text:p>type text</text:p>
          </table:table-cell>
        </table:table-row>
        <table:table-row table:style-name="ro1">
          <table:table-cell/>
          <table:table-cell office:value-type="string">
            <text:p>emailaddress</text:p>
          </table:table-cell>
          <table:table-cell office:value-type="string">
            <text:p>type text</text:p>
          </table:table-cell>
        </table:table-row>
        <table:table-row table:style-name="ro1">
          <table:table-cell/>
          <table:table-cell office:value-type="string">
            <text:p>homephone_area</text:p>
          </table:table-cell>
          <table:table-cell office:value-type="string">
            <text:p>type text</text:p>
          </table:table-cell>
        </table:table-row>
        <table:table-row table:style-name="ro1">
          <table:table-cell/>
          <table:table-cell office:value-type="string">
            <text:p>homephone_prefix</text:p>
          </table:table-cell>
          <table:table-cell office:value-type="string">
            <text:p>type text</text:p>
          </table:table-cell>
        </table:table-row>
        <table:table-row table:style-name="ro1">
          <table:table-cell/>
          <table:table-cell office:value-type="string">
            <text:p>homephone_suffix</text:p>
          </table:table-cell>
          <table:table-cell office:value-type="string">
            <text:p>type text</text:p>
          </table:table-cell>
        </table:table-row>
        <table:table-row table:style-name="ro1">
          <table:table-cell/>
          <table:table-cell office:value-type="string">
            <text:p>address</text:p>
          </table:table-cell>
          <table:table-cell office:value-type="string">
            <text:p>type text</text:p>
          </table:table-cell>
        </table:table-row>
        <table:table-row table:style-name="ro1">
          <table:table-cell/>
          <table:table-cell office:value-type="string">
            <text:p>zip</text:p>
          </table:table-cell>
          <table:table-cell office:value-type="string">
            <text:p>type text</text:p>
          </table:table-cell>
        </table:table-row>
        <table:table-row table:style-name="ro1" table:number-rows-repeated="104853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HealthInsurance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Field</text:p>
          </table:table-cell>
          <table:table-cell table:style-name="ce1" office:value-type="string">
            <text:p>Value Range/Type</text:p>
          </table:table-cell>
        </table:table-row>
        <table:table-row table:style-name="ro1">
          <table:table-cell/>
          <table:table-cell office:value-type="string">
            <text:p>zip</text:p>
          </table:table-cell>
          <table:table-cell office:value-type="string">
            <text:p>type text</text:p>
          </table:table-cell>
        </table:table-row>
        <table:table-row table:style-name="ro1">
          <table:table-cell/>
          <table:table-cell office:value-type="string">
            <text:p>gender</text:p>
          </table:table-cell>
          <table:table-cell office:value-type="string">
            <text:p>Male – Female</text:p>
          </table:table-cell>
        </table:table-row>
        <table:table-row table:style-name="ro1">
          <table:table-cell/>
          <table:table-cell office:value-type="string">
            <text:p>dob_day</text:p>
          </table:table-cell>
          <table:table-cell office:value-type="string">
            <text:p>01 – 31</text:p>
          </table:table-cell>
        </table:table-row>
        <table:table-row table:style-name="ro1">
          <table:table-cell/>
          <table:table-cell office:value-type="string">
            <text:p>dob_month</text:p>
          </table:table-cell>
          <table:table-cell office:value-type="string">
            <text:p>January – December</text:p>
          </table:table-cell>
        </table:table-row>
        <table:table-row table:style-name="ro1">
          <table:table-cell/>
          <table:table-cell office:value-type="string">
            <text:p>dob_year</text:p>
          </table:table-cell>
          <table:table-cell office:value-type="string">
            <text:p>1935 – 1992</text:p>
          </table:table-cell>
        </table:table-row>
        <table:table-row table:style-name="ro1">
          <table:table-cell/>
          <table:table-cell office:value-type="string">
            <text:p>height</text:p>
          </table:table-cell>
          <table:table-cell office:value-type="string">
            <text:p>4' 0” - 7' 11”</text:p>
          </table:table-cell>
        </table:table-row>
        <table:table-row table:style-name="ro1">
          <table:table-cell/>
          <table:table-cell office:value-type="string">
            <text:p>weight</text:p>
          </table:table-cell>
          <table:table-cell office:value-type="string">
            <text:p>type text</text:p>
          </table:table-cell>
        </table:table-row>
        <table:table-row table:style-name="ro1">
          <table:table-cell/>
          <table:table-cell office:value-type="string">
            <text:p>tobacco</text:p>
          </table:table-cell>
          <table:table-cell office:value-type="string">
            <text:p>yes - no</text:p>
          </table:table-cell>
        </table:table-row>
        <table:table-row table:style-name="ro1">
          <table:table-cell/>
          <table:table-cell office:value-type="string">
            <text:p>existingconditionstoggle</text:p>
          </table:table-cell>
          <table:table-cell office:value-type="string">
            <text:p>yes - no</text:p>
          </table:table-cell>
        </table:table-row>
        <table:table-row table:style-name="ro1">
          <table:table-cell/>
          <table:table-cell office:value-type="string">
            <text:p>currentlyinsured</text:p>
          </table:table-cell>
          <table:table-cell office:value-type="string">
            <text:p>yes - no</text:p>
          </table:table-cell>
        </table:table-row>
        <table:table-row table:style-name="ro2">
          <table:table-cell/>
          <table:table-cell table:style-name="ce4" office:value-type="string">
            <text:p>currentcarrier</text:p>
          </table:table-cell>
          <table:table-cell office:value-type="string">
            <text:p>AARP</text:p>
            <text:p>Advantra</text:p>
            <text:p>Aetna</text:p>
            <text:p>Alameda Alliance for Health</text:p>
            <text:p>Altius Health Plans</text:p>
            <text:p>American Community Mutual Insurance Company</text:p>
            <text:p>American Republic Insurance Company</text:p>
            <text:p>American Security Life</text:p>
            <text:p>American Specialty Health</text:p>
            <text:p>Amerihealth</text:p>
            <text:p>Anthem Blue Cross and Blue Shield of Colorado</text:p>
            <text:p>Anthem Blue Cross and Blue Shield of Connecticut</text:p>
            <text:p>Anthem Blue Cross and Blue Shield of Indiana</text:p>
            <text:p>Anthem Blue Cross and Blue Shield of Maine</text:p>
            <text:p>Anthem Blue Cross and Blue Shield of Nevada</text:p>
            <text:p>Anthem Blue Cross and Blue Shield of Ohio</text:p>
            <text:p>Anthem Blue Cross and Blue Shield of Virginia</text:p>
            <text:p>Arcadian Health Plan</text:p>
            <text:p>Arkansas Blue Cross and Blue Shield</text:p>
            <text:p>Asuris NorthWest Health</text:p>
            <text:p>Atlantis Health Plan</text:p>
            <text:p>AultCare</text:p>
            <text:p>Avmed Health Plan</text:p>
            <text:p>BadgerCare Plus</text:p>
            <text:p>Blue Cross and Blue Shield of Minnesota</text:p>
            <text:p>Blue Cross Blue Shield of Alabama</text:p>
            <text:p>Blue Cross Blue Shield of Arizona</text:p>
            <text:p>Blue Cross Blue Shield of Florida</text:p>
            <text:p>Blue Cross Blue Shield of Georgia</text:p>
            <text:p>Blue Cross Blue Shield of Hawaii</text:p>
            <text:p>Blue Cross Blue Shield of Illinois</text:p>
            <text:p>Blue Cross Blue Shield of Kansas</text:p>
            <text:p>Blue Cross Blue Shield of Michigan</text:p>
            <text:p>Blue Cross Blue Shield of Missouri</text:p>
            <text:p>Blue Cross Blue Shield of Nebraska</text:p>
            <text:p>Blue Cross Blue Shield of New Jersey</text:p>
            <text:p>Blue Cross Blue Shield of New Mexico</text:p>
            <text:p>Blue Cross Blue Shield of New York</text:p>
            <text:p>Blue Cross Blue Shield of North Carolina</text:p>
            <text:p>Blue Cross Blue Shield of Oregon</text:p>
            <text:p>Blue Cross Blue Shield of South Carolina</text:p>
            <text:p>Blue Cross Blue Shield of Tennessee</text:p>
            <text:p>Blue Cross Blue Shield of Texas</text:p>
            <text:p>Blue Cross Blue Shield of Vermont</text:p>
            <text:p>Blue Cross Blue Shield of Wisconsin</text:p>
            <text:p>Blue Cross of California</text:p>
            <text:p>Blue Cross of Idaho</text:p>
            <text:p>Blue Cross of Massachusetts</text:p>
            <text:p>Blue Cross of North Eastern PA</text:p>
            <text:p>Blue Shield of California</text:p>
            <text:p>Blue Shield of Washington</text:p>
            <text:p>BlueCross BlueShield of Kansas City</text:p>
            <text:p>BlueGrass Family Health</text:p>
            <text:p>Capital Blue Cross</text:p>
            <text:p>CareFirst Blue Cross Blue Shield</text:p>
            <text:p>Celtic Insurance Company</text:p>
            <text:p>Centene Corp</text:p>
            <text:p>CHA Health</text:p>
            <text:p>Charter Oak Health Plan</text:p>
            <text:p>Cigna</text:p>
            <text:p>CIGNA of Arizona</text:p>
            <text:p>Clarendon National Insurance Company</text:p>
            <text:p>Cole Vision</text:p>
            <text:p>Community Health Plan</text:p>
            <text:p>Companion HealthCare</text:p>
            <text:p>Connecticut General Life Insurance Company</text:p>
            <text:p>Cover Florida</text:p>
            <text:p>CoverColorado</text:p>
            <text:p>CoverTN</text:p>
            <text:p>CPIC Life</text:p>
            <text:p>Dean Health Plan</text:p>
            <text:p>Destiny Health Plan</text:p>
            <text:p>Empire Blue Cross Blue Shield of NY</text:p>
            <text:p>Excellus Blue Cross Blue Shield of Rochester</text:p>
            <text:p>Fairmont Specialty Group</text:p>
            <text:p>Fallon Health Plan</text:p>
            <text:p>Family Health Plus</text:p>
            <text:p>FirstCare</text:p>
            <text:p>FiServ Health</text:p>
            <text:p>Geisinger Health Plan</text:p>
            <text:p>GoBlue</text:p>
            <text:p>Golden Rule</text:p>
            <text:p>Great West HealthCare</text:p>
            <text:p>Group Health Cooperative</text:p>
            <text:p>Group Health Incorporated</text:p>
            <text:p>Guardian Vista Health of South Florida</text:p>
            <text:p>Harvard Pilgrim</text:p>
            <text:p>Hawaii Pacific Health</text:p>
            <text:p>Health Alliance Plan of Michigan</text:p>
            <text:p>Health First Health Plan</text:p>
            <text:p>Health Net of Arizona</text:p>
            <text:p>Health Net of California</text:p>
            <text:p>Health Net of Oregon</text:p>
            <text:p>Health Plan of Nevada</text:p>
            <text:p>HealthFirst of New York</text:p>
            <text:p>HealthPartners</text:p>
            <text:p>Healthspring</text:p>
            <text:p>Healthy Indiana Plan</text:p>
            <text:p>HIP</text:p>
            <text:p>Horizon Blue Cross Blue Shield</text:p>
            <text:p>Humana</text:p>
            <text:p>Independence Blue Cross Blue Shield</text:p>
            <text:p>Insure Oklahoma</text:p>
            <text:p>Intermountain Health Plan</text:p>
            <text:p>John Deere Health Care</text:p>
            <text:p>Kaiser Permanente of California</text:p>
            <text:p>Kaiser Permanente of Colorado</text:p>
            <text:p>Kaiser Permanente of Georgia</text:p>
            <text:p>Kaiser Permanente of Ohio</text:p>
            <text:p>Kaiser Permanente of Oregon</text:p>
            <text:p>Kanawha Insurance Company</text:p>
            <text:p>Keystone Blue Cross Blue Shield</text:p>
            <text:p>KPS Health Plan</text:p>
            <text:p>LifeWise Health Plan of Oregon</text:p>
            <text:p>LifeWise of Arizona</text:p>
            <text:p>Lifewise of Washington</text:p>
            <text:p>Lovelace health Plan</text:p>
            <text:p>MAMSI</text:p>
            <text:p>Medica</text:p>
            <text:p>Medical Mutual of Ohio</text:p>
            <text:p>MEGA Health</text:p>
            <text:p>Mercy Health Plan</text:p>
            <text:p>Midwest Security</text:p>
            <text:p>MinnesotaCare</text:p>
            <text:p>Molina HealthCare</text:p>
            <text:p>Monumental Life</text:p>
            <text:p>Mountain State Blue Cross Blue Shield</text:p>
            <text:p>MVP Health Plans</text:p>
            <text:p>National Health Insurance Company</text:p>
            <text:p>Nationwide Health Plans</text:p>
            <text:p>Neighborhood Health Plan</text:p>
            <text:p>New York Life</text:p>
            <text:p>ODS Alaska</text:p>
            <text:p>ODS Health Plan of Oregon</text:p>
            <text:p>Optima Health</text:p>
            <text:p>Optimum Choice</text:p>
            <text:p>Other</text:p>
            <text:p>Oxford Health Plans</text:p>
            <text:p>PacifiCare of Arizona</text:p>
            <text:p>PacifiCare of California</text:p>
            <text:p>PacifiCare of Colorado</text:p>
            <text:p>PacifiCare of Nevada</text:p>
            <text:p>PacifiCare of Oklahoma</text:p>
            <text:p>PacifiCare of Oregon</text:p>
            <text:p>PacifiCare Vision</text:p>
            <text:p>PacificSource Health Plan</text:p>
            <text:p>Preferred One</text:p>
            <text:p>Premera Blue Cross Blue Shield of Alaska</text:p>
            <text:p>Premera Blue Cross of Washington</text:p>
            <text:p>Principal Life Insurance Company</text:p>
            <text:p>Priority Health</text:p>
            <text:p>Providence Health Plan</text:p>
            <text:p>Qualchoice</text:p>
            <text:p>Regence BlueShield</text:p>
            <text:p>Rocky Mountain Health Plan</text:p>
            <text:p>SCAN Health Plans</text:p>
            <text:p>SelectHealth</text:p>
            <text:p>Sierra Health Plans</text:p>
            <text:p>State Farm Health</text:p>
            <text:p>SummaCare</text:p>
            <text:p>Time Insurance</text:p>
            <text:p>Torchmark</text:p>
            <text:p>TrustMark Insurance Company</text:p>
            <text:p>Tufts Health Plan</text:p>
            <text:p>Tufts Secure Horizons</text:p>
            <text:p>Ucare</text:p>
            <text:p>Unison Health Plan</text:p>
            <text:p>United American Insurance Company</text:p>
            <text:p>United Health Care Group</text:p>
            <text:p>Unity Health Plan</text:p>
            <text:p>Univera</text:p>
            <text:p>UPMC Health Plan</text:p>
            <text:p>Vista Health Plan</text:p>
            <text:p>VIVA Health</text:p>
            <text:p>Washington Basic Health Plan</text:p>
            <text:p>WellChoice</text:p>
            <text:p>Wellmark Blue Cross Blue Shield of Iowa</text:p>
            <text:p>Wellmark Blue Cross Blue Shield of South Dakota</text:p>
            <text:p>Wellpath Select</text:p>
            <text:p>World Insurance Company</text:p>
          </table:table-cell>
        </table:table-row>
        <table:table-row table:style-name="ro1">
          <table:table-cell/>
          <table:table-cell office:value-type="string">
            <text:p>deniedcoverage</text:p>
          </table:table-cell>
          <table:table-cell office:value-type="string">
            <text:p>yes - no</text:p>
          </table:table-cell>
        </table:table-row>
        <table:table-row table:style-name="ro1">
          <table:table-cell/>
          <table:table-cell office:value-type="string">
            <text:p>pregnant</text:p>
          </table:table-cell>
          <table:table-cell office:value-type="string">
            <text:p>yes - no</text:p>
          </table:table-cell>
        </table:table-row>
        <table:table-row table:style-name="ro1">
          <table:table-cell/>
          <table:table-cell office:value-type="string">
            <text:p>socialsecurity</text:p>
          </table:table-cell>
          <table:table-cell office:value-type="string">
            <text:p>yes - no</text:p>
          </table:table-cell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type text</text:p>
          </table:table-cell>
        </table:table-row>
        <table:table-row table:style-name="ro1">
          <table:table-cell/>
          <table:table-cell office:value-type="string">
            <text:p>lastname</text:p>
          </table:table-cell>
          <table:table-cell office:value-type="string">
            <text:p>type text</text:p>
          </table:table-cell>
        </table:table-row>
        <table:table-row table:style-name="ro1">
          <table:table-cell/>
          <table:table-cell office:value-type="string">
            <text:p>emailaddress</text:p>
          </table:table-cell>
          <table:table-cell office:value-type="string">
            <text:p>type text</text:p>
          </table:table-cell>
        </table:table-row>
        <table:table-row table:style-name="ro1">
          <table:table-cell/>
          <table:table-cell office:value-type="string">
            <text:p>address</text:p>
          </table:table-cell>
          <table:table-cell office:value-type="string">
            <text:p>type text</text:p>
          </table:table-cell>
        </table:table-row>
        <table:table-row table:style-name="ro1">
          <table:table-cell/>
          <table:table-cell office:value-type="string">
            <text:p>homephone_area</text:p>
          </table:table-cell>
          <table:table-cell office:value-type="string">
            <text:p>type text</text:p>
          </table:table-cell>
        </table:table-row>
        <table:table-row table:style-name="ro1">
          <table:table-cell/>
          <table:table-cell office:value-type="string">
            <text:p>homephone_prefix</text:p>
          </table:table-cell>
          <table:table-cell office:value-type="string">
            <text:p>type text</text:p>
          </table:table-cell>
        </table:table-row>
        <table:table-row table:style-name="ro1">
          <table:table-cell/>
          <table:table-cell office:value-type="string">
            <text:p>homephone_suffix</text:p>
          </table:table-cell>
          <table:table-cell office:value-type="string">
            <text:p>type text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9">08-29-2013</text:date>, <text:time>17:4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ormshadow </meta:initial-creator>
    <meta:creation-date>2013-08-29T15:24:29</meta:creation-date>
    <dc:date>2013-08-29T17:44:01</dc:date>
    <dc:creator>stormshadow </dc:creator>
    <meta:editing-duration>PT1H49M9S</meta:editing-duration>
    <meta:editing-cycles>3</meta:editing-cycles>
    <meta:generator>LibreOffice/3.4$Unix LibreOffice_project/340m1$Build-402</meta:generator>
    <meta:document-statistic meta:table-count="3" meta:cell-count="102" meta:object-count="0"/>
  </office:meta>
</office:document-meta>
</file>